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6.993cm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00b6bd" draw:textarea-horizontal-align="justify" draw:textarea-vertical-align="middle" draw:auto-grow-height="false" fo:min-height="1.147cm" fo:min-width="6.993cm"/>
    </style:style>
    <style:style style:name="gr5" style:family="graphic" style:parent-style-name="standard">
      <style:graphic-properties draw:stroke="none" draw:fill="none" fo:min-height="0.712cm"/>
    </style:style>
    <style:style style:name="gr6" style:family="graphic" style:parent-style-name="standard">
      <style:graphic-properties draw:stroke="dash" draw:stroke-dash="Fine_20_Dotted" svg:stroke-width="0.102cm" svg:stroke-color="#fdb94d" draw:marker-start-width="0.508cm" draw:marker-end-width="0.508cm" draw:fill-color="#00b6bd" draw:textarea-horizontal-align="justify" draw:textarea-vertical-align="middle" draw:auto-grow-height="false" fo:min-height="1.147cm" fo:min-width="6.993cm" fo:padding-top="0.175cm" fo:padding-bottom="0.175cm" fo:padding-left="0.3cm" fo:padding-right="0.3cm"/>
    </style:style>
    <style:style style:name="gr7" style:family="graphic" style:parent-style-name="standard">
      <style:graphic-properties draw:fill-color="#fff450" draw:textarea-horizontal-align="justify" draw:textarea-vertical-align="middle" draw:auto-grow-height="false" fo:min-height="1.147cm" fo:min-width="6.993cm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1.147cm" fo:min-width="6.993cm"/>
    </style:style>
    <style:style style:name="gr9" style:family="graphic" style:parent-style-name="standard">
      <style:graphic-properties draw:fill-color="#ed1c24" draw:textarea-horizontal-align="justify" draw:textarea-vertical-align="middle" draw:auto-grow-height="false" fo:min-height="1.909cm" fo:min-width="6.993cm"/>
    </style:style>
    <style:style style:name="gr10" style:family="graphic" style:parent-style-name="standard">
      <style:graphic-properties draw:textarea-horizontal-align="justify" draw:textarea-vertical-align="middle" draw:auto-grow-height="false" fo:min-height="0.306cm" fo:min-width="0.39cm"/>
    </style:style>
    <style:style style:name="gr11" style:family="graphic" style:parent-style-name="standard">
      <style:graphic-properties draw:stroke="none" draw:fill="none" fo:min-height="0.396cm" fo:min-width="1.468cm"/>
    </style:style>
    <style:style style:name="gr12" style:family="graphic" style:parent-style-name="standard">
      <style:graphic-properties draw:stroke="none" draw:fill="none" fo:min-height="0.396cm" fo:min-width="4.622cm"/>
    </style:style>
    <style:style style:name="gr13" style:family="graphic" style:parent-style-name="objectwithoutfill">
      <style:graphic-properties svg:stroke-width="0.102cm" svg:stroke-color="#ed1c24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solid" draw:fill-color="#ed1c24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solid" draw:fill-color="#ed1c24" draw:textarea-horizontal-align="left" draw:auto-grow-height="true" draw:auto-grow-width="true" fo:min-height="0cm" fo:min-width="0cm" draw:shadow-offset-x="0.203cm" draw:shadow-offset-y="0.203cm"/>
    </style:style>
    <style:style style:name="gr16" style:family="graphic" style:parent-style-name="standard">
      <style:graphic-properties draw:stroke="none" svg:stroke-color="#000000" draw:fill="solid" draw:fill-color="#fff450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draw:fill="none" fo:min-height="1.285cm" fo:min-width="9.279cm"/>
    </style:style>
    <style:style style:name="gr19" style:family="graphic" style:parent-style-name="objectwithoutfill">
      <style:graphic-properties svg:stroke-width="0.102cm" svg:stroke-color="#fff45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fill-color="#00b274" draw:textarea-horizontal-align="justify" draw:textarea-vertical-align="middle" draw:auto-grow-height="false" fo:min-height="1.147cm" fo:min-width="6.993cm"/>
    </style:style>
    <style:style style:name="gr23" style:family="graphic" style:parent-style-name="standard">
      <style:graphic-properties draw:stroke="none" draw:fill="solid" draw:fill-color="#00b274" fo:min-height="0.713cm" fo:min-width="3.309cm"/>
    </style:style>
    <style:style style:name="gr24" style:family="graphic" style:parent-style-name="standard">
      <style:graphic-properties draw:textarea-horizontal-align="justify" draw:textarea-vertical-align="middle" draw:auto-grow-height="false" fo:min-height="1.862cm" fo:min-width="1.914cm"/>
    </style:style>
    <style:style style:name="gr25" style:family="graphic" style:parent-style-name="standard">
      <style:graphic-properties draw:stroke="none" svg:stroke-color="#000000" draw:fill="none" draw:fill-color="#ffffff" fo:min-height="1.782cm" fo:min-width="0.77cm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b6bd"/>
      <style:paragraph-properties fo:text-align="center"/>
    </style:style>
    <style:style style:name="P5" style:family="paragraph">
      <loext:graphic-properties draw:fill-color="#fff450"/>
      <style:paragraph-properties fo:text-align="center"/>
    </style:style>
    <style:style style:name="P6" style:family="paragraph">
      <loext:graphic-properties draw:fill-color="#ed1c24"/>
      <style:paragraph-properties fo:text-align="center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solid" draw:fill-color="#ed1c24"/>
      <style:text-properties fo:font-size="14pt" style:font-size-asian="14pt" style:font-size-complex="14pt"/>
    </style:style>
    <style:style style:name="P11" style:family="paragraph">
      <loext:graphic-properties draw:fill="solid" draw:fill-color="#ed1c24"/>
    </style:style>
    <style:style style:name="P12" style:family="paragraph">
      <loext:graphic-properties draw:fill="solid" draw:fill-color="#fff450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00b274"/>
      <style:paragraph-properties fo:text-align="center"/>
    </style:style>
    <style:style style:name="P15" style:family="paragraph">
      <loext:graphic-properties draw:fill="solid" draw:fill-color="#00b274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493cm" svg:height="1.397cm" svg:x="13.305cm" svg:y="2.651cm">
          <text:p text:style-name="P1">main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067cm" svg:height="0.963cm" svg:x="4.429cm" svg:y="1.508cm">
          <draw:text-box>
            <text:p>kubeedge/cloud/cmd/cloudcore/cloudcore.go</text:p>
          </draw:text-box>
        </draw:frame>
        <draw:custom-shape draw:style-name="gr1" draw:text-style-name="P1" xml:id="id2" draw:id="id2" draw:layer="layout" svg:width="7.493cm" svg:height="1.397cm" svg:x="4.556cm" svg:y="6.969cm">
          <text:p text:style-name="P1">NewCloudCoreCommand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7.493cm" svg:height="1.397cm" svg:x="20.527cm" svg:y="7.096cm">
          <text:p text:style-name="P1">command.Execute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7.493cm" svg:height="1.397cm" svg:x="8.802cm" svg:y="19.661cm">
          <text:p text:style-name="P1">registerModules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28cm" svg:height="0.963cm" svg:x="1.594cm" svg:y="5.752cm">
          <draw:text-box>
            <text:p>cloud/cmd/cloudcore/app/server.go</text:p>
          </draw:text-box>
        </draw:frame>
        <draw:custom-shape draw:style-name="gr1" draw:text-style-name="P1" xml:id="id5" draw:id="id5" draw:layer="layout" svg:width="7.493cm" svg:height="1.397cm" svg:x="8.802cm" svg:y="23.936cm">
          <text:p text:style-name="P1">cloudhub.Regis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7.493cm" svg:height="1.397cm" svg:x="20.527cm" svg:y="10.525cm">
          <text:p text:style-name="P1">ExecuteC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7.493cm" svg:height="1.397cm" svg:x="14.208cm" svg:y="28.17cm">
          <text:p text:style-name="P1">core.Register(newCloudHub())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7.493cm" svg:height="1.397cm" svg:x="3.17cm" svg:y="28.178cm">
          <text:p text:style-name="P1">InitConfigure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578cm" svg:height="0.963cm" svg:x="5.478cm" svg:y="22.635cm">
          <draw:text-box>
            <text:p>cloud/pkg/cloudhub/cloudhub.go</text:p>
          </draw:text-box>
        </draw:frame>
        <draw:connector draw:style-name="gr3" draw:text-style-name="P3" draw:layer="layout" draw:type="line" svg:x1="17.051cm" svg:y1="4.048cm" svg:x2="8.302cm" svg:y2="6.969cm" draw:start-shape="id1" draw:start-glue-point="2" draw:end-shape="id2" draw:end-glue-point="0" svg:d="M17051 4048l-8749 2921" svg:viewBox="0 0 8750 2922">
          <text:p/>
        </draw:connector>
        <draw:connector draw:style-name="gr3" draw:text-style-name="P3" draw:layer="layout" draw:type="line" svg:x1="17.051cm" svg:y1="4.048cm" svg:x2="24.273cm" svg:y2="7.096cm" draw:start-shape="id1" draw:start-glue-point="2" draw:end-shape="id3" draw:end-glue-point="0" svg:d="M17051 4048l7222 3048" svg:viewBox="0 0 7223 3049">
          <text:p/>
        </draw:connector>
        <draw:connector draw:style-name="gr3" draw:text-style-name="P3" draw:layer="layout" draw:type="line" svg:x1="12.548cm" svg:y1="21.058cm" svg:x2="12.548cm" svg:y2="23.936cm" draw:start-shape="id4" draw:start-glue-point="2" draw:end-shape="id5" draw:end-glue-point="0" svg:d="M12548 21058v2878" svg:viewBox="0 0 1 2879">
          <text:p/>
        </draw:connector>
        <draw:connector draw:style-name="gr3" draw:text-style-name="P3" draw:layer="layout" draw:type="line" svg:x1="12.548cm" svg:y1="25.333cm" svg:x2="6.916cm" svg:y2="28.178cm" draw:start-shape="id5" draw:start-glue-point="2" draw:end-shape="id6" draw:end-glue-point="0" svg:d="M12548 25333l-5632 2845" svg:viewBox="0 0 5633 2846">
          <text:p/>
        </draw:connector>
        <draw:connector draw:style-name="gr3" draw:text-style-name="P3" draw:layer="layout" draw:type="line" svg:x1="12.548cm" svg:y1="25.333cm" svg:x2="17.954cm" svg:y2="28.17cm" draw:start-shape="id5" draw:start-glue-point="2" draw:end-shape="id7" draw:end-glue-point="0" svg:d="M12548 25333l5406 2837" svg:viewBox="0 0 5407 2838">
          <text:p/>
        </draw:connector>
        <draw:custom-shape draw:style-name="gr1" draw:text-style-name="P1" xml:id="id9" draw:id="id9" draw:layer="layout" svg:width="7.493cm" svg:height="1.397cm" svg:x="11.287cm" svg:y="11.668cm">
          <text:p text:style-name="P1"><text:span text:style-name="T1">cobra.Command </text:span>Run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7.493cm" svg:height="1.397cm" svg:x="2.778cm" svg:y="11.795cm">
          <text:p text:style-name="P1">NewCloudCoreOptions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7.493cm" svg:height="1.397cm" svg:x="28.432cm" svg:y="19.796cm">
          <text:p text:style-name="P1">core.Run()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7.493cm" svg:height="1.397cm" svg:x="20.527cm" svg:y="16.748cm">
          <text:p text:style-name="P1">Run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7.493cm" svg:height="1.397cm" svg:x="20.527cm" svg:y="13.7cm">
          <text:p text:style-name="P1">execute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7.493cm" svg:height="1.397cm" svg:x="12.557cm" svg:y="44.307cm">
          <text:p text:style-name="P1">createTLSConfig</text:p>
          <draw:enhanced-geometry svg:viewBox="0 0 21600 21600" draw:type="rectangle" draw:enhanced-path="M 0 0 L 21600 0 21600 21600 0 21600 0 0 Z N"/>
        </draw:custom-shape>
        <draw:custom-shape draw:style-name="gr4" draw:text-style-name="P4" xml:id="id19" draw:id="id19" draw:layer="layout" svg:width="7.493cm" svg:height="1.397cm" svg:x="13.954cm" svg:y="34.909cm">
          <text:p text:style-name="P1">go DispatchMessage()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7.493cm" svg:height="1.397cm" svg:x="23.479cm" svg:y="23.86cm">
          <text:p text:style-name="P1">StartModules</text:p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7.493cm" svg:height="1.397cm" svg:x="33.512cm" svg:y="47.863cm">
          <text:p text:style-name="P1">getProtoServ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6" draw:id="id26" draw:layer="layout" svg:width="7.493cm" svg:height="1.397cm" svg:x="24.749cm" svg:y="48.117cm">
          <text:p text:style-name="P1">getTLSConfig</text:p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7.493cm" svg:height="1.397cm" svg:x="21.32cm" svg:y="44.18cm">
          <text:p text:style-name="P1">server.Server{}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302cm" svg:y1="8.366cm" svg:x2="6.524cm" svg:y2="11.795cm" draw:start-shape="id2" draw:start-glue-point="2" draw:end-shape="id8" svg:d="M8302 8366l-1778 3429" svg:viewBox="0 0 1779 3430">
          <text:p/>
        </draw:connector>
        <draw:connector draw:style-name="gr3" draw:text-style-name="P3" draw:layer="layout" draw:type="line" svg:x1="8.302cm" svg:y1="8.366cm" svg:x2="15.033cm" svg:y2="11.668cm" draw:start-shape="id2" draw:start-glue-point="2" draw:end-shape="id9" draw:end-glue-point="0" svg:d="M8302 8366l6731 3302" svg:viewBox="0 0 6732 3303">
          <text:p/>
        </draw:connector>
        <draw:frame draw:style-name="gr5" draw:text-style-name="P2" draw:layer="layout" svg:width="7.652cm" svg:height="0.962cm" svg:x="20.447cm" svg:y="9.563cm">
          <draw:text-box>
            <text:p>spf13/cobra/command.go</text:p>
          </draw:text-box>
        </draw:frame>
        <draw:connector draw:style-name="gr3" draw:text-style-name="P3" draw:layer="layout" draw:type="line" svg:x1="24.273cm" svg:y1="8.493cm" svg:x2="24.273cm" svg:y2="10.525cm" draw:start-shape="id3" draw:start-glue-point="2" draw:end-shape="id10" draw:end-glue-point="0" svg:d="M24273 8493v2032" svg:viewBox="0 0 1 2033">
          <text:p/>
        </draw:connector>
        <draw:connector draw:style-name="gr3" draw:text-style-name="P3" draw:layer="layout" draw:type="line" svg:x1="24.273cm" svg:y1="11.922cm" svg:x2="24.273cm" svg:y2="13.7cm" draw:start-shape="id10" draw:start-glue-point="2" draw:end-shape="id11" draw:end-glue-point="0" svg:d="M24273 11922v1778" svg:viewBox="0 0 1 1779">
          <text:p/>
        </draw:connector>
        <draw:connector draw:style-name="gr3" draw:text-style-name="P3" draw:layer="layout" draw:type="line" svg:x1="24.273cm" svg:y1="15.097cm" svg:x2="24.273cm" svg:y2="16.748cm" draw:start-shape="id11" draw:start-glue-point="2" draw:end-shape="id12" draw:end-glue-point="0" svg:d="M24273 15097v1651" svg:viewBox="0 0 1 1652">
          <text:p/>
        </draw:connector>
        <draw:connector draw:style-name="gr3" draw:text-style-name="P3" draw:layer="layout" draw:type="line" svg:x1="24.273cm" svg:y1="18.145cm" svg:x2="12.548cm" svg:y2="19.661cm" draw:start-shape="id12" draw:start-glue-point="2" draw:end-shape="id4" draw:end-glue-point="0" svg:d="M24273 18145l-11725 1516" svg:viewBox="0 0 11726 1517">
          <text:p/>
        </draw:connector>
        <draw:connector draw:style-name="gr3" draw:text-style-name="P3" draw:layer="layout" draw:type="line" svg:x1="24.273cm" svg:y1="18.145cm" svg:x2="32.178cm" svg:y2="19.796cm" draw:start-shape="id12" draw:start-glue-point="2" draw:end-shape="id13" draw:end-glue-point="0" svg:d="M24273 18145l7905 1651" svg:viewBox="0 0 7906 1652">
          <text:p/>
        </draw:connector>
        <draw:custom-shape draw:style-name="gr4" draw:text-style-name="P4" xml:id="id16" draw:id="id16" draw:layer="layout" svg:width="7.493cm" svg:height="1.397cm" svg:x="23.098cm" svg:y="27.289cm">
          <text:p text:style-name="P1">go module.Start()</text:p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7.493cm" svg:height="1.397cm" svg:x="8.239cm" svg:y="40.243cm">
          <text:p text:style-name="P1">InitHandler</text:p>
          <draw:enhanced-geometry svg:viewBox="0 0 21600 21600" draw:type="rectangle" draw:enhanced-path="M 0 0 L 21600 0 21600 21600 0 21600 0 0 Z N"/>
        </draw:custom-shape>
        <draw:custom-shape draw:style-name="gr6" draw:text-style-name="P4" xml:id="id22" draw:id="id22" draw:layer="layout" svg:width="7.493cm" svg:height="1.397cm" svg:x="26.146cm" svg:y="40.243cm">
          <text:p text:style-name="P1">go startQuicServer()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7.493cm" svg:height="1.397cm" svg:x="34.02cm" svg:y="23.606cm">
          <text:p text:style-name="P1">GracefulShutdown</text:p>
          <draw:enhanced-geometry svg:viewBox="0 0 21600 21600" draw:type="rectangle" draw:enhanced-path="M 0 0 L 21600 0 21600 21600 0 21600 0 0 Z N"/>
        </draw:custom-shape>
        <draw:custom-shape draw:style-name="gr1" draw:text-style-name="P1" xml:id="id30" draw:id="id30" draw:layer="layout" svg:width="7.493cm" svg:height="1.397cm" svg:x="17.764cm" svg:y="55.356cm">
          <text:p text:style-name="P1">http.Server{}</text:p>
          <draw:enhanced-geometry svg:viewBox="0 0 21600 21600" draw:type="rectangle" draw:enhanced-path="M 0 0 L 21600 0 21600 21600 0 21600 0 0 Z N"/>
        </draw:custom-shape>
        <draw:custom-shape draw:style-name="gr1" draw:text-style-name="P1" xml:id="id34" draw:id="id34" draw:layer="layout" svg:width="7.493cm" svg:height="1.397cm" svg:x="11.16cm" svg:y="62.341cm">
          <text:p text:style-name="P1">upgrade</text:p>
          <draw:enhanced-geometry svg:viewBox="0 0 21600 21600" draw:type="rectangle" draw:enhanced-path="M 0 0 L 21600 0 21600 21600 0 21600 0 0 Z N"/>
        </draw:custom-shape>
        <draw:custom-shape draw:style-name="gr1" draw:text-style-name="P1" xml:id="id31" draw:id="id31" draw:layer="layout" svg:width="7.493cm" svg:height="1.397cm" svg:x="26.4cm" svg:y="55.61cm">
          <text:p text:style-name="P1">&amp;WSServer{}</text:p>
          <draw:enhanced-geometry svg:viewBox="0 0 21600 21600" draw:type="rectangle" draw:enhanced-path="M 0 0 L 21600 0 21600 21600 0 21600 0 0 Z N"/>
        </draw:custom-shape>
        <draw:custom-shape draw:style-name="gr1" draw:text-style-name="P1" xml:id="id36" draw:id="id36" draw:layer="layout" svg:width="7.493cm" svg:height="1.397cm" svg:x="12.049cm" svg:y="47.609cm">
          <text:p text:style-name="P1">ConnNotify: handler.CloudhubHandler.OnRegister</text:p>
          <draw:enhanced-geometry svg:viewBox="0 0 21600 21600" draw:type="rectangle" draw:enhanced-path="M 0 0 L 21600 0 21600 21600 0 21600 0 0 Z N"/>
        </draw:custom-shape>
        <draw:custom-shape draw:style-name="gr4" draw:text-style-name="P4" xml:id="id41" draw:id="id41" draw:layer="layout" svg:width="7.493cm" svg:height="1.397cm" svg:x="31.988cm" svg:y="69.199cm">
          <text:p text:style-name="P1">go mh.ServeConn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2.178cm" svg:y1="21.193cm" svg:x2="27.225cm" svg:y2="23.86cm" draw:start-shape="id13" draw:start-glue-point="2" draw:end-shape="id14" draw:end-glue-point="0" svg:d="M32178 21193l-4953 2667" svg:viewBox="0 0 4954 2668">
          <text:p/>
        </draw:connector>
        <draw:connector draw:style-name="gr3" draw:text-style-name="P3" draw:layer="layout" draw:type="line" svg:x1="32.178cm" svg:y1="21.193cm" svg:x2="37.766cm" svg:y2="23.606cm" draw:start-shape="id13" draw:start-glue-point="2" draw:end-shape="id15" draw:end-glue-point="0" svg:d="M32178 21193l5588 2413" svg:viewBox="0 0 5589 2414">
          <text:p/>
        </draw:connector>
        <draw:custom-shape draw:style-name="gr1" draw:text-style-name="P1" xml:id="id38" draw:id="id38" draw:layer="layout" svg:width="7.493cm" svg:height="1.397cm" svg:x="28.432cm" svg:y="66.278cm">
          <text:p text:style-name="P1">OnRegister</text:p>
          <text:p text:style-name="P1">nodeID := Get("node_id")</text:p>
          <draw:enhanced-geometry svg:viewBox="0 0 21600 21600" draw:type="rectangle" draw:enhanced-path="M 0 0 L 21600 0 21600 21600 0 21600 0 0 Z N"/>
        </draw:custom-shape>
        <draw:custom-shape draw:style-name="gr4" draw:text-style-name="P4" xml:id="id39" draw:id="id39" draw:layer="layout" svg:width="7.493cm" svg:height="1.397cm" svg:x="38.211cm" svg:y="62.468cm">
          <text:p text:style-name="P1">go ServeConn</text:p>
          <draw:enhanced-geometry svg:viewBox="0 0 21600 21600" draw:type="rectangle" draw:enhanced-path="M 0 0 L 21600 0 21600 21600 0 21600 0 0 Z N"/>
        </draw:custom-shape>
        <draw:custom-shape draw:style-name="gr1" draw:text-style-name="P1" xml:id="id37" draw:id="id37" draw:layer="layout" svg:width="7.493cm" svg:height="1.397cm" svg:x="28.686cm" svg:y="62.468cm">
          <text:p text:style-name="P1">srv.options.ConnNotify(conn)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5" xml:id="id32" draw:id="id32" draw:layer="layout" svg:width="7.493cm" svg:height="1.397cm" svg:x="34.909cm" svg:y="55.737cm">
          <text:p text:style-name="P1">http.HandleFunc ws.ServeHTTP</text:p>
          <draw:enhanced-geometry svg:viewBox="0 0 21600 21600" draw:type="rectangle" draw:enhanced-path="M 0 0 L 21600 0 21600 21600 0 21600 0 0 Z N"/>
        </draw:custom-shape>
        <draw:custom-shape draw:style-name="gr1" draw:text-style-name="P1" xml:id="id28" draw:id="id28" draw:layer="layout" svg:width="7.493cm" svg:height="1.397cm" svg:x="24.495cm" svg:y="51.546cm">
          <text:p text:style-name="P1">ws.NewWSServ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7.493cm" svg:height="1.397cm" svg:x="30.337cm" svg:y="44.307cm">
          <text:p text:style-name="P1">srv.server.ListenAndServeTLS</text:p>
          <draw:enhanced-geometry svg:viewBox="0 0 21600 21600" draw:type="rectangle" draw:enhanced-path="M 0 0 L 21600 0 21600 21600 0 21600 0 0 Z N"/>
        </draw:custom-shape>
        <draw:custom-shape draw:style-name="gr4" draw:text-style-name="P4" xml:id="id21" draw:id="id21" draw:layer="layout" svg:width="7.493cm" svg:height="1.397cm" svg:x="16.875cm" svg:y="40.116cm">
          <text:p text:style-name="P1">go startWebsocketServ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7.493cm" svg:height="1.397cm" svg:x="22.4cm" svg:y="34.909cm">
          <text:p text:style-name="P1">StartCloudHub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7.493cm" svg:height="1.397cm" svg:x="19.669cm" svg:y="31.988cm">
          <text:p text:style-name="P1">cloudHub.Star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7.225cm" svg:y1="25.257cm" svg:x2="26.844cm" svg:y2="27.289cm" draw:start-shape="id14" draw:start-glue-point="2" draw:end-shape="id16" draw:end-glue-point="0" svg:d="M27225 25257l-381 2032" svg:viewBox="0 0 382 2033">
          <text:p/>
        </draw:connector>
        <draw:connector draw:style-name="gr3" draw:text-style-name="P3" draw:layer="layout" draw:type="line" svg:x1="26.844cm" svg:y1="28.686cm" svg:x2="23.415cm" svg:y2="31.988cm" draw:start-shape="id16" draw:start-glue-point="2" draw:end-shape="id17" draw:end-glue-point="0" svg:d="M26844 28686l-3429 3302" svg:viewBox="0 0 3430 3303">
          <text:p/>
        </draw:connector>
        <draw:connector draw:style-name="gr3" draw:text-style-name="P3" draw:layer="layout" draw:type="line" svg:x1="23.415cm" svg:y1="33.385cm" svg:x2="26.146cm" svg:y2="34.909cm" draw:start-shape="id17" draw:start-glue-point="2" draw:end-shape="id18" draw:end-glue-point="0" svg:d="M23415 33385l2731 1524" svg:viewBox="0 0 2732 1525">
          <text:p/>
        </draw:connector>
        <draw:connector draw:style-name="gr3" draw:text-style-name="P3" draw:layer="layout" draw:type="line" svg:x1="23.415cm" svg:y1="33.385cm" svg:x2="17.7cm" svg:y2="34.909cm" draw:start-shape="id17" draw:start-glue-point="2" draw:end-shape="id19" draw:end-glue-point="0" svg:d="M23415 33385l-5715 1524" svg:viewBox="0 0 5716 1525">
          <text:p/>
        </draw:connector>
        <draw:connector draw:style-name="gr3" draw:text-style-name="P3" draw:layer="layout" draw:type="line" svg:x1="26.146cm" svg:y1="36.306cm" svg:x2="11.985cm" svg:y2="40.243cm" draw:start-shape="id18" draw:start-glue-point="2" draw:end-shape="id20" draw:end-glue-point="0" svg:d="M26146 36306l-14161 3937" svg:viewBox="0 0 14162 3938">
          <text:p/>
        </draw:connector>
        <draw:connector draw:style-name="gr3" draw:text-style-name="P3" draw:layer="layout" draw:type="line" svg:x1="26.146cm" svg:y1="36.306cm" svg:x2="20.621cm" svg:y2="40.116cm" draw:start-shape="id18" draw:start-glue-point="2" draw:end-shape="id21" draw:end-glue-point="0" svg:d="M26146 36306l-5525 3810" svg:viewBox="0 0 5526 3811">
          <text:p/>
        </draw:connector>
        <draw:connector draw:style-name="gr3" draw:text-style-name="P3" draw:layer="layout" draw:type="line" svg:x1="26.146cm" svg:y1="36.306cm" svg:x2="29.892cm" svg:y2="40.243cm" draw:start-shape="id18" draw:start-glue-point="2" draw:end-shape="id22" draw:end-glue-point="0" svg:d="M26146 36306l3746 3937" svg:viewBox="0 0 3747 3938">
          <text:p/>
        </draw:connector>
        <draw:connector draw:style-name="gr3" draw:text-style-name="P3" draw:layer="layout" draw:type="line" svg:x1="20.621cm" svg:y1="41.513cm" svg:x2="16.303cm" svg:y2="44.307cm" draw:start-shape="id21" draw:start-glue-point="2" draw:end-shape="id23" draw:end-glue-point="0" svg:d="M20621 41513l-4318 2794" svg:viewBox="0 0 4319 2795">
          <text:p/>
        </draw:connector>
        <draw:connector draw:style-name="gr3" draw:text-style-name="P3" draw:layer="layout" draw:type="line" svg:x1="20.621cm" svg:y1="41.513cm" svg:x2="25.066cm" svg:y2="44.18cm" draw:start-shape="id21" draw:start-glue-point="2" draw:end-shape="id24" draw:end-glue-point="0" svg:d="M20621 41513l4445 2667" svg:viewBox="0 0 4446 2668">
          <text:p/>
        </draw:connector>
        <draw:connector draw:style-name="gr3" draw:text-style-name="P3" draw:layer="layout" draw:type="line" svg:x1="20.621cm" svg:y1="41.513cm" svg:x2="34.083cm" svg:y2="44.307cm" draw:start-shape="id21" draw:start-glue-point="2" draw:end-shape="id25" draw:end-glue-point="0" svg:d="M20621 41513l13462 2794" svg:viewBox="0 0 13463 2795">
          <text:p/>
        </draw:connector>
        <draw:connector draw:style-name="gr3" draw:text-style-name="P3" draw:layer="layout" draw:type="line" svg:x1="34.083cm" svg:y1="45.704cm" svg:x2="28.495cm" svg:y2="48.117cm" draw:start-shape="id25" draw:start-glue-point="2" draw:end-shape="id26" draw:end-glue-point="0" svg:d="M34083 45704l-5588 2413" svg:viewBox="0 0 5589 2414">
          <text:p/>
        </draw:connector>
        <draw:custom-shape draw:style-name="gr1" draw:text-style-name="P1" xml:id="id29" draw:id="id29" draw:layer="layout" svg:width="7.493cm" svg:height="1.397cm" svg:x="43.164cm" svg:y="47.863cm">
          <text:p text:style-name="P1">protoServer.ListenAndServeTLS()</text:p>
          <draw:enhanced-geometry svg:viewBox="0 0 21600 21600" draw:type="rectangle" draw:enhanced-path="M 0 0 L 21600 0 21600 21600 0 21600 0 0 Z N"/>
        </draw:custom-shape>
        <draw:custom-shape draw:style-name="gr4" draw:text-style-name="P4" xml:id="id42" draw:id="id42" draw:layer="layout" svg:width="7.493cm" svg:height="1.397cm" svg:x="18.272cm" svg:y="72.882cm">
          <text:p text:style-name="P1">go handle 257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4.083cm" svg:y1="45.704cm" svg:x2="37.258cm" svg:y2="47.863cm" draw:start-shape="id25" draw:start-glue-point="2" draw:end-shape="id27" draw:end-glue-point="0" svg:d="M34083 45704l3175 2159" svg:viewBox="0 0 3176 2160">
          <text:p/>
        </draw:connector>
        <draw:connector draw:style-name="gr3" draw:text-style-name="P3" draw:layer="layout" draw:type="line" svg:x1="37.258cm" svg:y1="49.26cm" svg:x2="28.241cm" svg:y2="51.546cm" draw:start-shape="id27" draw:start-glue-point="2" draw:end-shape="id28" draw:end-glue-point="0" svg:d="M37258 49260l-9017 2286" svg:viewBox="0 0 9018 2287">
          <text:p/>
        </draw:connector>
        <draw:connector draw:style-name="gr3" draw:text-style-name="P3" draw:layer="layout" draw:type="line" svg:x1="34.083cm" svg:y1="45.704cm" svg:x2="46.91cm" svg:y2="47.863cm" draw:start-shape="id25" draw:start-glue-point="2" draw:end-shape="id29" draw:end-glue-point="0" svg:d="M34083 45704l12827 2159" svg:viewBox="0 0 12828 2160">
          <text:p/>
        </draw:connector>
        <draw:connector draw:style-name="gr3" draw:text-style-name="P3" draw:layer="layout" draw:type="line" svg:x1="28.241cm" svg:y1="52.943cm" svg:x2="21.51cm" svg:y2="55.356cm" draw:start-shape="id28" draw:start-glue-point="2" draw:end-shape="id30" draw:end-glue-point="0" svg:d="M28241 52943l-6731 2413" svg:viewBox="0 0 6732 2414">
          <text:p/>
        </draw:connector>
        <draw:connector draw:style-name="gr3" draw:text-style-name="P3" draw:layer="layout" draw:type="line" svg:x1="28.241cm" svg:y1="52.943cm" svg:x2="30.146cm" svg:y2="55.61cm" draw:start-shape="id28" draw:start-glue-point="2" draw:end-shape="id31" draw:end-glue-point="0" svg:d="M28241 52943l1905 2667" svg:viewBox="0 0 1906 2668">
          <text:p/>
        </draw:connector>
        <draw:custom-shape draw:style-name="gr1" draw:text-style-name="P1" xml:id="id33" draw:id="id33" draw:layer="layout" svg:width="7.493cm" svg:height="1.397cm" svg:x="32.877cm" svg:y="58.277cm">
          <text:p text:style-name="P1">wsServer.ServeHTTP</text:p>
          <draw:enhanced-geometry svg:viewBox="0 0 21600 21600" draw:type="rectangle" draw:enhanced-path="M 0 0 L 21600 0 21600 21600 0 21600 0 0 Z N"/>
        </draw:custom-shape>
        <draw:custom-shape draw:style-name="gr1" draw:text-style-name="P1" xml:id="id35" draw:id="id35" draw:layer="layout" svg:width="7.493cm" svg:height="1.397cm" svg:x="19.923cm" svg:y="62.468cm">
          <text:p text:style-name="P1">NewConnection</text:p>
          <draw:enhanced-geometry svg:viewBox="0 0 21600 21600" draw:type="rectangle" draw:enhanced-path="M 0 0 L 21600 0 21600 21600 0 21600 0 0 Z N"/>
        </draw:custom-shape>
        <draw:custom-shape draw:style-name="gr8" draw:text-style-name="P6" xml:id="id40" draw:id="id40" draw:layer="layout" svg:width="7.493cm" svg:height="1.397cm" svg:x="17.637cm" svg:y="68.818cm">
          <text:p text:style-name="P1">KeepaliveChannel[nodeID]</text:p>
          <draw:enhanced-geometry svg:viewBox="0 0 21600 21600" draw:type="rectangle" draw:enhanced-path="M 0 0 L 21600 0 21600 21600 0 21600 0 0 Z N"/>
        </draw:custom-shape>
        <draw:custom-shape draw:style-name="gr9" draw:text-style-name="P6" xml:id="id44" draw:id="id44" draw:layer="layout" svg:width="7.493cm" svg:height="2.159cm" svg:x="47.228cm" svg:y="78.47cm">
          <text:p text:style-name="P1">close(mh.KeepaliveChannel 289</text:p>
          <text:p text:style-name="P1">delete(mh.KeepaliveChannel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8.241cm" svg:y1="52.943cm" svg:x2="38.655cm" svg:y2="55.737cm" draw:start-shape="id28" draw:start-glue-point="2" draw:end-shape="id32" draw:end-glue-point="0" svg:d="M28241 52943l10414 2794" svg:viewBox="0 0 10415 2795">
          <text:p/>
        </draw:connector>
        <draw:connector draw:style-name="gr3" draw:text-style-name="P3" draw:layer="layout" draw:type="line" svg:x1="36.623cm" svg:y1="59.674cm" svg:x2="14.906cm" svg:y2="62.341cm" draw:start-shape="id33" draw:start-glue-point="2" draw:end-shape="id34" draw:end-glue-point="0" svg:d="M36623 59674l-21717 2667" svg:viewBox="0 0 21718 2668">
          <text:p/>
        </draw:connector>
        <draw:connector draw:style-name="gr3" draw:text-style-name="P3" draw:layer="layout" draw:type="line" svg:x1="36.623cm" svg:y1="59.674cm" svg:x2="23.669cm" svg:y2="62.468cm" draw:start-shape="id33" draw:start-glue-point="2" draw:end-shape="id35" draw:end-glue-point="0" svg:d="M36623 59674l-12954 2794" svg:viewBox="0 0 12955 2795">
          <text:p/>
        </draw:connector>
        <draw:connector draw:style-name="gr3" draw:text-style-name="P3" draw:layer="layout" draw:type="line" svg:x1="25.066cm" svg:y1="45.577cm" svg:x2="15.795cm" svg:y2="47.609cm" draw:start-shape="id24" draw:start-glue-point="2" draw:end-shape="id36" draw:end-glue-point="0" svg:d="M25066 45577l-9271 2032" svg:viewBox="0 0 9272 2033">
          <text:p/>
        </draw:connector>
        <draw:connector draw:style-name="gr3" draw:text-style-name="P3" draw:layer="layout" draw:type="line" svg:x1="36.623cm" svg:y1="59.674cm" svg:x2="32.432cm" svg:y2="62.468cm" draw:start-shape="id33" draw:start-glue-point="2" draw:end-shape="id37" draw:end-glue-point="0" svg:d="M36623 59674l-4191 2794" svg:viewBox="0 0 4192 2795">
          <text:p/>
        </draw:connector>
        <draw:connector draw:style-name="gr3" draw:text-style-name="P3" draw:layer="layout" draw:type="line" svg:x1="32.432cm" svg:y1="63.865cm" svg:x2="32.178cm" svg:y2="66.278cm" draw:start-shape="id37" draw:start-glue-point="2" draw:end-shape="id38" draw:end-glue-point="0" svg:d="M32432 63865l-254 2413" svg:viewBox="0 0 255 2414">
          <text:p/>
        </draw:connector>
        <draw:connector draw:style-name="gr3" draw:text-style-name="P3" draw:layer="layout" draw:type="line" svg:x1="36.623cm" svg:y1="59.674cm" svg:x2="41.957cm" svg:y2="62.468cm" draw:start-shape="id33" draw:start-glue-point="2" draw:end-shape="id39" draw:end-glue-point="0" svg:d="M36623 59674l5334 2794" svg:viewBox="0 0 5335 2795">
          <text:p/>
        </draw:connector>
        <draw:frame draw:style-name="gr2" draw:text-style-name="P2" draw:layer="layout" svg:width="13.943cm" svg:height="0.963cm" svg:x="23.86cm" svg:y="65.135cm">
          <draw:text-box>
            <text:p>cloud/pkg/cloudhub/handler/messagehandler.go</text:p>
          </draw:text-box>
        </draw:frame>
        <draw:connector draw:style-name="gr3" draw:text-style-name="P3" draw:layer="layout" draw:type="line" svg:x1="32.178cm" svg:y1="67.675cm" svg:x2="21.383cm" svg:y2="68.818cm" draw:start-shape="id38" draw:start-glue-point="2" draw:end-shape="id40" draw:end-glue-point="0" svg:d="M32178 67675l-10795 1143" svg:viewBox="0 0 10796 1144">
          <text:p/>
        </draw:connector>
        <draw:connector draw:style-name="gr3" draw:text-style-name="P3" draw:layer="layout" draw:type="line" svg:x1="32.178cm" svg:y1="67.675cm" svg:x2="35.734cm" svg:y2="69.199cm" draw:start-shape="id38" draw:start-glue-point="2" draw:end-shape="id41" draw:end-glue-point="0" svg:d="M32178 67675l3556 1524" svg:viewBox="0 0 3557 1525">
          <text:p/>
        </draw:connector>
        <draw:custom-shape draw:style-name="gr1" draw:text-style-name="P1" xml:id="id43" draw:id="id43" draw:layer="layout" svg:width="7.493cm" svg:height="1.397cm" svg:x="39.354cm" svg:y="73.136cm">
          <text:p text:style-name="P1">mh.UnregisterNod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5.734cm" svg:y1="70.596cm" svg:x2="22.018cm" svg:y2="72.882cm" draw:start-shape="id41" draw:start-glue-point="2" draw:end-shape="id42" draw:end-glue-point="0" svg:d="M35734 70596l-13716 2286" svg:viewBox="0 0 13717 2287">
          <text:p/>
        </draw:connector>
        <draw:connector draw:style-name="gr3" draw:text-style-name="P3" draw:layer="layout" draw:type="line" svg:x1="35.734cm" svg:y1="70.596cm" svg:x2="43.1cm" svg:y2="73.136cm" draw:start-shape="id41" draw:start-glue-point="2" draw:end-shape="id43" draw:end-glue-point="0" svg:d="M35734 70596l7366 2540" svg:viewBox="0 0 7367 2541">
          <text:p/>
        </draw:connector>
        <draw:connector draw:style-name="gr3" draw:text-style-name="P3" draw:layer="layout" draw:type="line" svg:x1="43.1cm" svg:y1="74.533cm" svg:x2="50.974cm" svg:y2="78.47cm" draw:start-shape="id43" draw:start-glue-point="2" draw:end-shape="id44" draw:end-glue-point="0" svg:d="M43100 74533l7874 3937" svg:viewBox="0 0 7875 3938">
          <text:p/>
        </draw:connector>
        <draw:custom-shape draw:style-name="gr8" draw:text-style-name="P6" xml:id="id45" draw:id="id45" draw:layer="layout" svg:width="7.493cm" svg:height="1.397cm" svg:x="8.62cm" svg:y="76.565cm">
          <text:p text:style-name="P1">KeepaliveCheckLoop 164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2.018cm" svg:y1="74.279cm" svg:x2="12.366cm" svg:y2="76.565cm" draw:start-shape="id42" draw:start-glue-point="2" draw:end-shape="id45" draw:end-glue-point="0" svg:d="M22018 74279l-9652 2286" svg:viewBox="0 0 9653 2287">
          <text:p/>
        </draw:connector>
        <draw:custom-shape draw:style-name="gr10" draw:text-style-name="P1" draw:layer="layout" svg:width="1.778cm" svg:height="0.635cm" svg:x="37.449cm" svg:y="57.3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xml:id="id46" draw:id="id46" draw:layer="layout" svg:width="7.493cm" svg:height="1.397cm" svg:x="43.799cm" svg:y="50.403cm">
          <text:p text:style-name="P1">srv.server.ListenAndServeTLS("", ""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93cm" svg:height="1.397cm" svg:x="43.799cm" svg:y="53.197cm">
          <text:p text:style-name="P1">net.Listen</text:p>
          <draw:enhanced-geometry svg:viewBox="0 0 21600 21600" draw:type="rectangle" draw:enhanced-path="M 0 0 L 21600 0 21600 21600 0 21600 0 0 Z N"/>
        </draw:custom-shape>
        <draw:custom-shape draw:style-name="gr1" draw:text-style-name="P1" xml:id="id47" draw:id="id47" draw:layer="layout" svg:width="7.493cm" svg:height="1.397cm" svg:x="43.799cm" svg:y="53.197cm">
          <text:p text:style-name="P1">srv.ServeTL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6.91cm" svg:y1="49.26cm" svg:x2="47.545cm" svg:y2="50.403cm" draw:start-shape="id29" draw:end-shape="id46" draw:end-glue-point="0" svg:d="M46910 49260l635 1143" svg:viewBox="0 0 636 1144">
          <text:p/>
        </draw:connector>
        <draw:connector draw:style-name="gr3" draw:text-style-name="P3" draw:layer="layout" draw:type="line" svg:x1="47.545cm" svg:y1="51.8cm" svg:x2="47.545cm" svg:y2="53.197cm" draw:start-shape="id46" draw:start-glue-point="2" draw:end-shape="id47" svg:d="M47545 51800v1397" svg:viewBox="0 0 1 1398">
          <text:p/>
        </draw:connector>
        <draw:custom-shape draw:style-name="gr1" draw:text-style-name="P1" draw:layer="layout" svg:width="7.493cm" svg:height="1.397cm" svg:x="44.053cm" svg:y="55.864cm">
          <text:p text:style-name="P1">srv.Serve</text:p>
          <draw:enhanced-geometry svg:viewBox="0 0 21600 21600" draw:type="rectangle" draw:enhanced-path="M 0 0 L 21600 0 21600 21600 0 21600 0 0 Z N"/>
        </draw:custom-shape>
        <draw:frame draw:style-name="gr11" draw:text-style-name="P8" xml:id="id49" draw:id="id49" draw:layer="layout" svg:width="1.968cm" svg:height="0.646cm" svg:x="39.608cm" svg:y="71.358cm">
          <draw:text-box>
            <text:p text:style-name="P7">exitServe</text:p>
          </draw:text-box>
        </draw:frame>
        <draw:frame draw:style-name="gr12" draw:text-style-name="P8" draw:layer="layout" svg:width="5.122cm" svg:height="0.646cm" svg:x="10.356cm" svg:y="78.459cm">
          <draw:text-box>
            <text:p text:style-name="P7">stopServe &lt;- nodeDisconnect</text:p>
          </draw:text-box>
        </draw:frame>
        <draw:connector draw:style-name="gr13" draw:text-style-name="P3" draw:layer="layout" draw:type="curve" svg:x1="22.906cm" svg:y1="79.713cm" svg:x2="40.592cm" svg:y2="71.358cm" draw:start-shape="id48" draw:start-glue-point="1" draw:end-shape="id49" draw:end-glue-point="0" svg:d="M22906 79713c12526 0 10438-4428 11728-6704s5958-2401 5958-1651" svg:viewBox="0 0 17687 8767">
          <text:p text:style-name="P1"/>
        </draw:connector>
        <draw:frame draw:style-name="gr14" draw:text-style-name="P10" xml:id="id50" draw:id="id50" draw:layer="layout" svg:width="13.105cm" svg:height="0.806cm" svg:x="40.624cm" svg:y="69.199cm">
          <draw:text-box>
            <text:p text:style-name="P9"><text:span text:style-name="T2">11:10:56.761855 edge node %s for project %s connected</text:span></text:p>
          </draw:text-box>
        </draw:frame>
        <draw:frame draw:style-name="gr15" draw:text-style-name="P11" xml:id="id48" draw:id="id48" draw:layer="layout" svg:width="12.508cm" svg:height="0.962cm" svg:x="10.398cm" svg:y="79.232cm">
          <draw:text-box>
            <text:p><text:span text:style-name="T2">11:11:31.405137 </text:span>Timeout to receive heart beat</text:p>
          </draw:text-box>
        </draw:frame>
        <draw:frame draw:style-name="gr16" draw:text-style-name="P12" xml:id="id51" draw:id="id51" draw:layer="layout" svg:width="12.685cm" svg:height="0.962cm" svg:x="10.398cm" svg:y="80.302cm">
          <draw:text-box>
            <text:p><text:span text:style-name="T2">11:12:01.405476 <text:s/></text:span>Timeout to receive heart beat</text:p>
          </draw:text-box>
        </draw:frame>
        <draw:frame draw:style-name="gr17" draw:text-style-name="P13" draw:layer="layout" svg:width="0.502cm" svg:height="1.187cm" svg:x="44.434cm" svg:y="70.469cm">
          <draw:text-box>
            <text:p/>
          </draw:text-box>
        </draw:frame>
        <draw:frame draw:style-name="gr16" draw:text-style-name="P12" xml:id="id52" draw:id="id52" draw:layer="layout" svg:width="13.028cm" svg:height="0.806cm" svg:x="40.625cm" svg:y="70.199cm">
          <draw:text-box>
            <text:p><text:span text:style-name="T2">11:11:</text:span><text:span text:style-name="T2">01.37</text:span><text:span text:style-name="T2">1175 </text:span><text:span text:style-name="T2">edge </text:span><text:span text:style-name="T2">node </text:span><text:span text:style-name="T2">%s for </text:span><text:span text:style-name="T2">projec</text:span><text:span text:style-name="T2">t %s </text:span><text:span text:style-name="T2">conne</text:span><text:span text:style-name="T2">cted</text:span></text:p>
          </draw:text-box>
        </draw:frame>
        <draw:connector draw:style-name="gr13" draw:text-style-name="P3" draw:layer="layout" draw:type="curve" svg:x1="40.624cm" svg:y1="69.602cm" svg:x2="16.652cm" svg:y2="79.232cm" draw:start-shape="id50" draw:start-glue-point="3" draw:end-shape="id48" draw:end-glue-point="0" svg:d="M40624 69602c-15982 0-23972 3210-23972 9630" svg:viewBox="0 0 23973 9631">
          <text:p text:style-name="P1"/>
        </draw:connector>
        <draw:frame draw:style-name="gr18" draw:text-style-name="P8" draw:layer="layout" svg:width="9.779cm" svg:height="1.535cm" svg:x="12.557cm" svg:y="70.458cm">
          <draw:text-box>
            <text:p text:style-name="P7">if _, ok := mh.KeepaliveChannel[nodeID]; !ok {</text:p>
            <text:p text:style-name="P7"><text:s/>mh.KeepaliveChannel[nodeID] = make(chan struct{}, 1) }</text:p>
          </draw:text-box>
        </draw:frame>
        <draw:connector draw:style-name="gr19" draw:text-style-name="P3" draw:layer="layout" draw:type="curve" svg:x1="23.083cm" svg:y1="80.783cm" svg:x2="40.592cm" svg:y2="72.004cm" draw:start-shape="id51" draw:start-glue-point="1" draw:end-shape="id49" draw:end-glue-point="2" svg:d="M23083 80783c11673 0 17509-2926 17509-8779" svg:viewBox="0 0 17510 8780">
          <text:p/>
        </draw:connector>
        <draw:connector draw:style-name="gr19" draw:text-style-name="P3" draw:layer="layout" draw:type="curve" svg:x1="40.625cm" svg:y1="70.602cm" svg:x2="16.74cm" svg:y2="80.302cm" draw:start-shape="id52" draw:start-glue-point="3" draw:end-shape="id51" draw:end-glue-point="0" svg:d="M40625 70602c-15924 0-23885 3233-23885 9700" svg:viewBox="0 0 23886 9701">
          <text:p/>
        </draw:connector>
        <draw:connector draw:style-name="gr13" draw:text-style-name="P3" draw:layer="layout" draw:type="curve" svg:x1="41.576cm" svg:y1="71.681cm" svg:x2="50.974cm" svg:y2="78.47cm" draw:start-shape="id49" draw:start-glue-point="1" draw:end-shape="id44" draw:end-glue-point="0" svg:d="M41576 71681c6266 0 9398 2263 9398 6789" svg:viewBox="0 0 9399 6790">
          <text:p text:style-name="P1"/>
        </draw:connector>
        <draw:connector draw:style-name="gr19" draw:text-style-name="P3" draw:layer="layout" draw:type="curve" svg:x1="41.576cm" svg:y1="71.681cm" svg:x2="47.228cm" svg:y2="79.549cm" draw:start-shape="id49" draw:start-glue-point="1" draw:end-shape="id44" draw:end-glue-point="3" svg:d="M41576 71681c3651 0 825 7868 5652 7868" svg:viewBox="0 0 5653 7869">
          <text:p/>
        </draw:connector>
        <draw:custom-shape draw:style-name="gr1" draw:text-style-name="P1" xml:id="id53" draw:id="id53" draw:layer="layout" svg:width="7.493cm" svg:height="1.397cm" svg:x="10.017cm" svg:y="86.344cm">
          <text:p text:style-name="P1">NewConnec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55" draw:id="id55" draw:layer="layout" svg:width="7.493cm" svg:height="1.397cm" svg:x="9.89cm" svg:y="88.757cm">
          <text:p text:style-name="P1">NewConnec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57" draw:id="id57" draw:layer="layout" svg:width="7.493cm" svg:height="1.397cm" svg:x="38.211cm" svg:y="86.625cm">
          <text:p text:style-name="P1">Close delete chan</text:p>
          <draw:enhanced-geometry svg:viewBox="0 0 21600 21600" draw:type="rectangle" draw:enhanced-path="M 0 0 L 21600 0 21600 21600 0 21600 0 0 Z N"/>
        </draw:custom-shape>
        <draw:custom-shape draw:style-name="gr1" draw:text-style-name="P1" xml:id="id54" draw:id="id54" draw:layer="layout" svg:width="7.493cm" svg:height="1.397cm" svg:x="19.542cm" svg:y="87.805cm">
          <text:p text:style-name="P1">NodeId</text:p>
          <draw:enhanced-geometry svg:viewBox="0 0 21600 21600" draw:type="rectangle" draw:enhanced-path="M 0 0 L 21600 0 21600 21600 0 21600 0 0 Z N"/>
        </draw:custom-shape>
        <draw:custom-shape draw:style-name="gr1" draw:text-style-name="P1" xml:id="id56" draw:id="id56" draw:layer="layout" svg:width="7.493cm" svg:height="1.397cm" svg:x="29.067cm" svg:y="87.805cm">
          <text:p text:style-name="P1">KeepaliveChan</text:p>
          <draw:enhanced-geometry svg:viewBox="0 0 21600 21600" draw:type="rectangle" draw:enhanced-path="M 0 0 L 21600 0 21600 21600 0 21600 0 0 Z N"/>
        </draw:custom-shape>
        <draw:custom-shape draw:style-name="gr1" draw:text-style-name="P1" xml:id="id58" draw:id="id58" draw:layer="layout" svg:width="7.493cm" svg:height="1.397cm" svg:x="38.211cm" svg:y="88.957cm">
          <text:p text:style-name="P1">Close delete chan</text:p>
          <draw:enhanced-geometry svg:viewBox="0 0 21600 21600" draw:type="rectangle" draw:enhanced-path="M 0 0 L 21600 0 21600 21600 0 21600 0 0 Z N"/>
        </draw:custom-shape>
        <draw:connector draw:style-name="gr20" draw:text-style-name="P3" draw:layer="layout" draw:type="line" svg:x1="17.51cm" svg:y1="87.042cm" svg:x2="19.542cm" svg:y2="88.503cm" draw:start-shape="id53" draw:start-glue-point="1" draw:end-shape="id54" svg:d="M17510 87042l2032 1461" svg:viewBox="0 0 2033 1462">
          <text:p text:style-name="P1">N:1</text:p>
        </draw:connector>
        <draw:connector draw:style-name="gr21" draw:text-style-name="P3" draw:layer="layout" draw:type="line" svg:x1="17.383cm" svg:y1="89.455cm" svg:x2="19.542cm" svg:y2="88.503cm" draw:start-shape="id55" draw:start-glue-point="1" draw:end-shape="id54" draw:end-glue-point="3" svg:d="M17383 89455l2159-952" svg:viewBox="0 0 2160 953">
          <text:p/>
        </draw:connector>
        <draw:connector draw:style-name="gr20" draw:text-style-name="P3" draw:layer="layout" draw:type="line" svg:x1="27.035cm" svg:y1="88.503cm" svg:x2="29.067cm" svg:y2="88.503cm" draw:start-shape="id54" draw:start-glue-point="1" draw:end-shape="id56" draw:end-glue-point="3" svg:d="M27035 88503h2032" svg:viewBox="0 0 2033 1">
          <text:p text:style-name="P1">1:1</text:p>
        </draw:connector>
        <draw:connector draw:style-name="gr20" draw:text-style-name="P3" draw:layer="layout" draw:type="line" svg:x1="17.51cm" svg:y1="87.042cm" svg:x2="38.211cm" svg:y2="87.323cm" draw:start-shape="id53" draw:start-glue-point="1" draw:end-shape="id57" draw:end-glue-point="3" svg:d="M17510 87042l20701 281" svg:viewBox="0 0 20702 282">
          <text:p text:style-name="P1">1:1</text:p>
        </draw:connector>
        <draw:connector draw:style-name="gr20" draw:text-style-name="P3" draw:layer="layout" draw:type="line" svg:x1="17.383cm" svg:y1="89.455cm" svg:x2="38.211cm" svg:y2="89.655cm" draw:start-shape="id55" draw:start-glue-point="1" draw:end-shape="id58" draw:end-glue-point="3" svg:d="M17383 89455l20828 200" svg:viewBox="0 0 20829 201">
          <text:p text:style-name="P1">1:1</text:p>
        </draw:connector>
        <draw:connector draw:style-name="gr13" draw:text-style-name="P3" draw:layer="layout" draw:type="line" svg:x1="36.56cm" svg:y1="88.503cm" svg:x2="38.211cm" svg:y2="87.323cm" draw:start-shape="id56" draw:start-glue-point="1" draw:end-shape="id57" svg:d="M36560 88503l1651-1180" svg:viewBox="0 0 1652 1181">
          <text:p text:style-name="P1">1:N</text:p>
        </draw:connector>
        <draw:connector draw:style-name="gr21" draw:text-style-name="P3" draw:layer="layout" draw:type="line" svg:x1="36.56cm" svg:y1="88.503cm" svg:x2="38.211cm" svg:y2="89.655cm" draw:start-shape="id56" draw:start-glue-point="1" draw:end-shape="id58" draw:end-glue-point="3" svg:d="M36560 88503l1651 1152" svg:viewBox="0 0 1652 1153">
          <text:p/>
        </draw:connector>
        <draw:custom-shape draw:style-name="gr1" draw:text-style-name="P1" xml:id="id59" draw:id="id59" draw:layer="layout" svg:width="7.493cm" svg:height="1.397cm" svg:x="19.288cm" svg:y="114.919cm">
          <text:p text:style-name="P1">NewConnec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62" draw:id="id62" draw:layer="layout" svg:width="7.493cm" svg:height="1.397cm" svg:x="47.482cm" svg:y="115.2cm">
          <text:p text:style-name="P1">Close delete chan</text:p>
          <draw:enhanced-geometry svg:viewBox="0 0 21600 21600" draw:type="rectangle" draw:enhanced-path="M 0 0 L 21600 0 21600 21600 0 21600 0 0 Z N"/>
        </draw:custom-shape>
        <draw:custom-shape draw:style-name="gr1" draw:text-style-name="P1" xml:id="id60" draw:id="id60" draw:layer="layout" svg:width="7.493cm" svg:height="1.397cm" svg:x="28.813cm" svg:y="116.38cm">
          <text:p text:style-name="P1">NodeId</text:p>
          <draw:enhanced-geometry svg:viewBox="0 0 21600 21600" draw:type="rectangle" draw:enhanced-path="M 0 0 L 21600 0 21600 21600 0 21600 0 0 Z N"/>
        </draw:custom-shape>
        <draw:custom-shape draw:style-name="gr1" draw:text-style-name="P1" xml:id="id61" draw:id="id61" draw:layer="layout" svg:width="7.493cm" svg:height="1.397cm" svg:x="38.338cm" svg:y="116.38cm">
          <text:p text:style-name="P1">KeepaliveChan(nodeID)</text:p>
          <draw:enhanced-geometry svg:viewBox="0 0 21600 21600" draw:type="rectangle" draw:enhanced-path="M 0 0 L 21600 0 21600 21600 0 21600 0 0 Z N"/>
        </draw:custom-shape>
        <draw:connector draw:style-name="gr20" draw:text-style-name="P3" draw:layer="layout" draw:type="line" svg:x1="26.781cm" svg:y1="115.617cm" svg:x2="28.813cm" svg:y2="117.078cm" draw:start-shape="id59" draw:start-glue-point="1" draw:end-shape="id60" svg:d="M26781 115617l2032 1461" svg:viewBox="0 0 2033 1462">
          <text:p text:style-name="P1">1:1</text:p>
        </draw:connector>
        <draw:connector draw:style-name="gr20" draw:text-style-name="P3" draw:layer="layout" draw:type="line" svg:x1="36.306cm" svg:y1="117.078cm" svg:x2="38.338cm" svg:y2="117.078cm" draw:start-shape="id60" draw:start-glue-point="1" draw:end-shape="id61" draw:end-glue-point="3" svg:d="M36306 117078h2032" svg:viewBox="0 0 2033 1">
          <text:p text:style-name="P1">1:1</text:p>
        </draw:connector>
        <draw:connector draw:style-name="gr20" draw:text-style-name="P3" draw:layer="layout" draw:type="line" svg:x1="26.781cm" svg:y1="115.617cm" svg:x2="47.482cm" svg:y2="115.898cm" draw:start-shape="id59" draw:start-glue-point="1" draw:end-shape="id62" draw:end-glue-point="3" svg:d="M26781 115617l20701 281" svg:viewBox="0 0 20702 282">
          <text:p text:style-name="P1">1:1</text:p>
        </draw:connector>
        <draw:connector draw:style-name="gr13" draw:text-style-name="P3" draw:layer="layout" draw:type="line" svg:x1="45.831cm" svg:y1="117.078cm" svg:x2="47.482cm" svg:y2="115.898cm" draw:start-shape="id61" draw:start-glue-point="1" draw:end-shape="id62" svg:d="M45831 117078l1651-1180" svg:viewBox="0 0 1652 1181">
          <text:p text:style-name="P1">1:1</text:p>
        </draw:connector>
        <draw:custom-shape draw:style-name="gr1" draw:text-style-name="P1" xml:id="id63" draw:id="id63" draw:layer="layout" svg:width="7.493cm" svg:height="1.397cm" svg:x="9.763cm" svg:y="97.998cm">
          <text:p text:style-name="P1">NewConnec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65" draw:id="id65" draw:layer="layout" svg:width="7.493cm" svg:height="1.397cm" svg:x="9.636cm" svg:y="102.611cm">
          <text:p text:style-name="P1">NewConnec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68" draw:id="id68" draw:layer="layout" svg:width="7.493cm" svg:height="1.397cm" svg:x="37.957cm" svg:y="98.279cm">
          <text:p text:style-name="P1">Close delete chan</text:p>
          <draw:enhanced-geometry svg:viewBox="0 0 21600 21600" draw:type="rectangle" draw:enhanced-path="M 0 0 L 21600 0 21600 21600 0 21600 0 0 Z N"/>
        </draw:custom-shape>
        <draw:custom-shape draw:style-name="gr1" draw:text-style-name="P1" xml:id="id64" draw:id="id64" draw:layer="layout" svg:width="7.493cm" svg:height="1.397cm" svg:x="19.288cm" svg:y="99.659cm">
          <text:p text:style-name="P1">newNodeID</text:p>
          <draw:enhanced-geometry svg:viewBox="0 0 21600 21600" draw:type="rectangle" draw:enhanced-path="M 0 0 L 21600 0 21600 21600 0 21600 0 0 Z N"/>
        </draw:custom-shape>
        <draw:custom-shape draw:style-name="gr1" draw:text-style-name="P1" xml:id="id67" draw:id="id67" draw:layer="layout" svg:width="7.493cm" svg:height="1.397cm" svg:x="29.067cm" svg:y="99.679cm">
          <text:p text:style-name="P1">KeepaliveChan</text:p>
          <draw:enhanced-geometry svg:viewBox="0 0 21600 21600" draw:type="rectangle" draw:enhanced-path="M 0 0 L 21600 0 21600 21600 0 21600 0 0 Z N"/>
        </draw:custom-shape>
        <draw:custom-shape draw:style-name="gr1" draw:text-style-name="P1" xml:id="id69" draw:id="id69" draw:layer="layout" svg:width="7.493cm" svg:height="1.397cm" svg:x="37.957cm" svg:y="102.811cm">
          <text:p text:style-name="P1">Close delete chan</text:p>
          <draw:enhanced-geometry svg:viewBox="0 0 21600 21600" draw:type="rectangle" draw:enhanced-path="M 0 0 L 21600 0 21600 21600 0 21600 0 0 Z N"/>
        </draw:custom-shape>
        <draw:connector draw:style-name="gr20" draw:text-style-name="P3" draw:layer="layout" draw:type="line" svg:x1="17.256cm" svg:y1="98.696cm" svg:x2="19.288cm" svg:y2="100.357cm" draw:start-shape="id63" draw:start-glue-point="1" draw:end-shape="id64" svg:d="M17256 98696l2032 1661" svg:viewBox="0 0 2033 1662">
          <text:p text:style-name="P1">1:1</text:p>
        </draw:connector>
        <draw:connector draw:style-name="gr21" draw:text-style-name="P3" draw:layer="layout" draw:type="line" svg:x1="17.129cm" svg:y1="103.309cm" svg:x2="19.288cm" svg:y2="102.157cm" draw:start-shape="id65" draw:start-glue-point="1" draw:end-shape="id66" draw:end-glue-point="3" svg:d="M17129 103309l2159-1152" svg:viewBox="0 0 2160 1153">
          <text:p/>
        </draw:connector>
        <draw:connector draw:style-name="gr20" draw:text-style-name="P3" draw:layer="layout" draw:type="line" svg:x1="26.781cm" svg:y1="100.357cm" svg:x2="29.067cm" svg:y2="100.377cm" draw:start-shape="id64" draw:start-glue-point="1" draw:end-shape="id67" draw:end-glue-point="3" svg:d="M26781 100357l2286 20" svg:viewBox="0 0 2287 21">
          <text:p text:style-name="P1">1:1</text:p>
        </draw:connector>
        <draw:connector draw:style-name="gr20" draw:text-style-name="P3" draw:layer="layout" draw:type="line" svg:x1="17.256cm" svg:y1="98.696cm" svg:x2="37.957cm" svg:y2="98.977cm" draw:start-shape="id63" draw:start-glue-point="1" draw:end-shape="id68" draw:end-glue-point="3" svg:d="M17256 98696l20701 281" svg:viewBox="0 0 20702 282">
          <text:p text:style-name="P1">1:1</text:p>
        </draw:connector>
        <draw:connector draw:style-name="gr20" draw:text-style-name="P3" draw:layer="layout" draw:type="line" svg:x1="17.129cm" svg:y1="103.309cm" svg:x2="37.957cm" svg:y2="103.509cm" draw:start-shape="id65" draw:start-glue-point="1" draw:end-shape="id69" draw:end-glue-point="3" svg:d="M17129 103309l20828 200" svg:viewBox="0 0 20829 201">
          <text:p text:style-name="P1">1:1</text:p>
        </draw:connector>
        <draw:connector draw:style-name="gr13" draw:text-style-name="P3" draw:layer="layout" draw:type="line" svg:x1="36.56cm" svg:y1="100.377cm" svg:x2="37.957cm" svg:y2="98.977cm" draw:start-shape="id67" draw:start-glue-point="1" draw:end-shape="id68" svg:d="M36560 100377l1397-1400" svg:viewBox="0 0 1398 1401">
          <text:p text:style-name="P1">1:1</text:p>
        </draw:connector>
        <draw:connector draw:style-name="gr20" draw:text-style-name="P3" draw:layer="layout" draw:type="line" svg:x1="36.56cm" svg:y1="102.409cm" svg:x2="37.957cm" svg:y2="103.509cm" draw:start-shape="id70" draw:start-glue-point="1" draw:end-shape="id69" draw:end-glue-point="3" svg:d="M36560 102409l1397 1100" svg:viewBox="0 0 1398 1101">
          <text:p text:style-name="P1">1:1</text:p>
        </draw:connector>
        <draw:custom-shape draw:style-name="gr22" draw:text-style-name="P14" xml:id="id70" draw:id="id70" draw:layer="layout" svg:width="7.493cm" svg:height="1.397cm" svg:x="29.067cm" svg:y="101.711cm">
          <text:p text:style-name="P1">KeepaliveChan(newNodeID)</text:p>
          <draw:enhanced-geometry svg:viewBox="0 0 21600 21600" draw:type="rectangle" draw:enhanced-path="M 0 0 L 21600 0 21600 21600 0 21600 0 0 Z N"/>
        </draw:custom-shape>
        <draw:connector draw:style-name="gr20" draw:text-style-name="P3" draw:layer="layout" draw:type="line" svg:x1="26.781cm" svg:y1="102.157cm" svg:x2="29.067cm" svg:y2="102.409cm" draw:start-shape="id66" draw:start-glue-point="1" draw:end-shape="id70" draw:end-glue-point="3" svg:d="M26781 102157l2286 252" svg:viewBox="0 0 2287 253">
          <text:p text:style-name="P1">1:1</text:p>
        </draw:connector>
        <draw:frame draw:style-name="gr23" draw:text-style-name="P15" draw:layer="layout" svg:width="13.109cm" svg:height="0.963cm" svg:x="24.796cm" svg:y="103.796cm">
          <draw:text-box>
            <text:p>newNodeID=nodeID+RemoteAddr(IP:PORT)</text:p>
          </draw:text-box>
        </draw:frame>
        <draw:custom-shape draw:style-name="gr24" draw:text-style-name="P1" draw:layer="layout" svg:width="4.826cm" svg:height="2.413cm" svg:x="24.114cm" svg:y="91.5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13" draw:layer="layout" svg:width="1.27cm" svg:height="2.032cm" svg:x="15.859cm" svg:y="115.167cm">
          <draw:text-box>
            <text:p>1</text:p>
          </draw:text-box>
        </draw:frame>
        <draw:frame draw:style-name="gr17" draw:text-style-name="P13" draw:layer="layout" svg:width="0.853cm" svg:height="0.962cm" svg:x="6.588cm" svg:y="108.823cm">
          <draw:text-box>
            <text:p>2</text:p>
          </draw:text-box>
        </draw:frame>
        <draw:frame draw:style-name="gr17" draw:text-style-name="P13" draw:layer="layout" svg:width="1.065cm" svg:height="0.962cm" svg:x="16.621cm" svg:y="120.755cm">
          <draw:text-box>
            <text:p>or</text:p>
          </draw:text-box>
        </draw:frame>
        <draw:frame draw:style-name="gr17" draw:text-style-name="P13" draw:layer="layout" svg:width="16.618cm" svg:height="0.962cm" svg:x="7.242cm" svg:y="83.677cm">
          <draw:text-box>
            <text:p><text:span text:style-name="T1">the relationship between </text:span><text:span text:style-name="T1">Connection and </text:span>KeepaliveChan.</text:p>
          </draw:text-box>
        </draw:frame>
        <draw:custom-shape draw:style-name="gr1" draw:text-style-name="P1" xml:id="id66" draw:id="id66" draw:layer="layout" svg:width="7.493cm" svg:height="1.397cm" svg:x="19.288cm" svg:y="101.459cm">
          <text:p text:style-name="P1">newNodeI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5T11:42:41.306806279</meta:creation-date>
    <dc:date>2020-03-30T14:26:03.214745861</dc:date>
    <meta:editing-duration>PT22H55M22S</meta:editing-duration>
    <meta:editing-cycles>33</meta:editing-cycles>
    <meta:generator>LibreOffice/6.0.7.3$Linux_X86_64 LibreOffice_project/00m0$Build-3</meta:generator>
    <meta:document-statistic meta:object-count="157"/>
  </office:meta>
</office:document-meta>
</file>